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1" xml:id="id1" draw:id="id1" draw:layer="layout" svg:width="2.6cm" svg:height="2.7cm" svg:x="1.1cm" svg:y="7.962cm">
            <text:p text:style-name="P1">TXT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2" draw:layer="layout" svg:width="3.034cm" svg:height="0.962cm" svg:x="0.9cm" svg:y="7cm">
            <draw:text-box>
              <text:p>hello.pas</text:p>
            </draw:text-box>
          </draw:frame>
        </draw:g>
        <draw:g>
          <draw:custom-shape draw:style-name="gr1" draw:text-style-name="P1" xml:id="id2" draw:id="id2" draw:layer="layout" svg:width="2.6cm" svg:height="2.7cm" svg:x="7.6cm" svg:y="8cm">
            <text:p text:style-name="P1">TXT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2" draw:layer="layout" svg:width="3.211cm" svg:height="0.962cm" svg:x="7.266cm" svg:y="7.1cm">
            <draw:text-box>
              <text:p>hello.asm</text:p>
            </draw:text-box>
          </draw:frame>
        </draw:g>
        <draw:g>
          <draw:custom-shape draw:style-name="gr1" draw:text-style-name="P1" xml:id="id3" draw:id="id3" draw:layer="layout" svg:width="2.6cm" svg:height="2.7cm" svg:x="13.8cm" svg:y="8cm">
            <text:p text:style-name="P1">BIN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2" draw:layer="layout" svg:width="2.365cm" svg:height="0.962cm" svg:x="13.935cm" svg:y="7.1cm">
            <draw:text-box>
              <text:p>hello.o</text:p>
            </draw:text-box>
          </draw:frame>
        </draw:g>
        <draw:g>
          <draw:custom-shape draw:style-name="gr1" draw:text-style-name="P1" xml:id="id5" draw:id="id5" draw:layer="layout" svg:width="2.6cm" svg:height="2.7cm" svg:x="13.9cm" svg:y="3.4cm">
            <text:p text:style-name="P1">BIN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2" draw:layer="layout" svg:width="2.509cm" svg:height="0.962cm" svg:x="14cm" svg:y="2.4cm">
            <draw:text-box>
              <text:p>stdlib.o</text:p>
            </draw:text-box>
          </draw:frame>
        </draw:g>
        <draw:connector draw:style-name="gr3" draw:text-style-name="P1" draw:layer="layout" draw:type="lines" svg:x1="3.7cm" svg:y1="9.312cm" svg:x2="7.6cm" svg:y2="9.35cm" draw:start-shape="id1" draw:start-glue-point="7" draw:end-shape="id2" draw:end-glue-point="5" svg:d="m3700 9312h502l2897 38h501" svg:viewBox="0 0 3901 39">
          <text:p/>
        </draw:connector>
        <draw:connector draw:style-name="gr3" draw:text-style-name="P1" draw:layer="layout" draw:type="lines" svg:x1="10.2cm" svg:y1="9.35cm" svg:x2="13.8cm" svg:y2="9.35cm" draw:start-shape="id2" draw:start-glue-point="7" draw:end-shape="id3" draw:end-glue-point="5" svg:d="m10200 9350h502 2597 501" svg:viewBox="0 0 3601 1">
          <text:p/>
        </draw:connector>
        <draw:connector draw:style-name="gr3" draw:text-style-name="P1" draw:layer="layout" draw:type="lines" svg:x1="16.4cm" svg:y1="9.35cm" svg:x2="20.6cm" svg:y2="9.35cm" draw:start-shape="id3" draw:start-glue-point="7" draw:end-shape="id4" draw:end-glue-point="5" svg:d="m16400 9350h502 3197 501" svg:viewBox="0 0 4201 1">
          <text:p/>
        </draw:connector>
        <draw:connector draw:style-name="gr3" draw:text-style-name="P1" draw:layer="layout" draw:type="line" svg:x1="16.5cm" svg:y1="4.75cm" svg:x2="20.6cm" svg:y2="9.35cm" draw:start-shape="id5" draw:start-glue-point="7" draw:end-shape="id4" draw:end-glue-point="5" svg:d="m16500 4750 4100 4600" svg:viewBox="0 0 4101 4601">
          <text:p/>
        </draw:connector>
        <draw:g>
          <draw:custom-shape draw:style-name="gr1" draw:text-style-name="P1" xml:id="id4" draw:id="id4" draw:layer="layout" svg:width="2.6cm" svg:height="2.7cm" svg:x="20.6cm" svg:y="8cm">
            <text:p text:style-name="P1">BIN,</text:p>
            <text:p text:style-name="P1">EXE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2" draw:layer="layout" svg:width="1.836cm" svg:height="0.962cm" svg:x="20.964cm" svg:y="7.038cm">
            <draw:text-box>
              <text:p>hello</text:p>
            </draw:text-box>
          </draw:frame>
        </draw:g>
        <draw:frame draw:style-name="gr2" draw:layer="layout" svg:width="3.978cm" svg:height="0.962cm" svg:x="3.6cm" svg:y="9.538cm">
          <draw:text-box>
            <text:p>компилятор</text:p>
          </draw:text-box>
        </draw:frame>
        <draw:frame draw:style-name="gr2" draw:layer="layout" svg:width="3.677cm" svg:height="0.962cm" svg:x="10.2cm" svg:y="9.5cm">
          <draw:text-box>
            <text:p>ассемблер</text:p>
          </draw:text-box>
        </draw:frame>
        <draw:frame draw:style-name="gr2" draw:layer="layout" svg:width="2.051cm" svg:height="0.962cm" svg:x="10.949cm" svg:y="8.3cm">
          <draw:text-box>
            <text:p>nasm</text:p>
          </draw:text-box>
        </draw:frame>
        <draw:frame draw:style-name="gr2" draw:layer="layout" svg:width="0.993cm" svg:height="0.962cm" svg:x="17.807cm" svg:y="8.138cm">
          <draw:text-box>
            <text:p>ld</text:p>
          </draw:text-box>
        </draw:frame>
        <draw:frame draw:style-name="gr4" draw:layer="layout" svg:width="4.469cm" svg:height="1cm" svg:x="16.3cm" svg:y="9.4cm">
          <draw:text-box>
            <text:p>компоновщик</text:p>
          </draw:text-box>
        </draw:frame>
        <draw:g>
          <draw:custom-shape draw:style-name="gr1" draw:text-style-name="P1" xml:id="id6" draw:id="id6" draw:layer="layout" svg:width="2.6cm" svg:height="2.7cm" svg:x="26.1cm" svg:y="8cm">
            <text:p text:style-name="P1">BIN</text:p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2" draw:layer="layout" svg:width="1.912cm" svg:height="0.962cm" svg:x="26.464cm" svg:y="7.038cm">
            <draw:text-box>
              <text:p>RAM</text:p>
            </draw:text-box>
          </draw:frame>
        </draw:g>
        <draw:connector draw:style-name="gr3" draw:text-style-name="P1" draw:layer="layout" draw:type="line" svg:x1="23.2cm" svg:y1="9.35cm" svg:x2="26.1cm" svg:y2="9.35cm" draw:start-shape="id4" draw:start-glue-point="7" draw:end-shape="id6" draw:end-glue-point="5" svg:d="m23200 9350h2900" svg:viewBox="0 0 2901 1">
          <text:p/>
        </draw:connector>
        <draw:frame draw:style-name="gr2" draw:layer="layout" svg:width="3.275cm" svg:height="0.962cm" svg:x="22.996cm" svg:y="9.6cm">
          <draw:text-box>
            <text:p>загрузчик</text:p>
          </draw:text-box>
        </draw:frame>
        <draw:frame draw:style-name="gr2" draw:layer="layout" svg:width="2.191cm" svg:height="0.962cm" svg:x="23.509cm" svg:y="8.138cm">
          <draw:text-box>
            <text:p>./hell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leric </meta:initial-creator>
    <meta:creation-date>2013-07-22T09:44:20</meta:creation-date>
    <dc:date>2013-07-22T09:52:42</dc:date>
    <dc:creator>cleric </dc:creator>
    <meta:editing-duration>P0D</meta:editing-duration>
    <meta:editing-cycles>1</meta:editing-cycles>
    <meta:document-statistic meta:object-count="30"/>
    <meta:generator>LibreOffice/3.5$Linux_x86 LibreOffice_project/350m1$Build-2</meta:generator>
  </office:meta>
</office:document-meta>
</file>